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Hyperlink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2.38125cm"/>
    </style:style>
    <style:style style:name="co2" style:family="table-column">
      <style:table-column-properties fo:break-before="auto" style:column-width="2.936875cm"/>
    </style:style>
    <style:style style:name="co3" style:family="table-column">
      <style:table-column-properties fo:break-before="auto" style:column-width="2.72520833333333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4.41854166666667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1">
            <text:p>First</text:p>
          </table:table-cell>
          <table:table-cell office:value-type="string" table:style-name="ce1">
            <text:p>Family</text:p>
          </table:table-cell>
          <table:table-cell office:value-type="string" table:style-name="ce1">
            <text:p>Phone</text:p>
          </table:table-cell>
          <table:table-cell office:value-type="string" table:style-name="ce1">
            <text:p>DOB</text:p>
          </table:table-cell>
          <table:table-cell office:value-type="string" table:style-name="ce1">
            <text:p>EMAI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adarsh</text:p>
          </table:table-cell>
          <table:table-cell office:value-type="string" table:style-name="ce1">
            <text:p>Sinnathambi</text:p>
          </table:table-cell>
          <table:table-cell office:value-type="string" table:style-name="ce1">
            <text:p>087 259 0611</text:p>
          </table:table-cell>
          <table:table-cell office:value-type="date" office:date-value="2005-01-01T00:00:00" table:style-name="ce2">
            <text:p>01/01/2005</text:p>
          </table:table-cell>
          <table:table-cell office:value-type="string" table:style-name="ce3">
            <text:p><text:a xlink:href="mailto:Ar@yahoo.ie">Ar@yahoo.ie</text:a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harlie</text:p>
          </table:table-cell>
          <table:table-cell office:value-type="string" table:style-name="ce1">
            <text:p>Lucas</text:p>
          </table:table-cell>
          <table:table-cell office:value-type="string" table:style-name="ce1">
            <text:p>087 907 8714</text:p>
          </table:table-cell>
          <table:table-cell office:value-type="date" office:date-value="2005-01-02T00:00:00" table:style-name="ce2">
            <text:p>02/01/2005</text:p>
          </table:table-cell>
          <table:table-cell office:value-type="string" table:style-name="ce3">
            <text:p><text:a xlink:href="mailto:Ch@gmail.com">Ch@gmail.com</text:a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ian</text:p>
          </table:table-cell>
          <table:table-cell office:value-type="string" table:style-name="ce1">
            <text:p>Egan</text:p>
          </table:table-cell>
          <table:table-cell office:value-type="string" table:style-name="ce1">
            <text:p>087 2139138</text:p>
          </table:table-cell>
          <table:table-cell office:value-type="date" office:date-value="2005-01-03T00:00:00" table:style-name="ce2">
            <text:p>03/01/2005</text:p>
          </table:table-cell>
          <table:table-cell office:value-type="string" table:style-name="ce3">
            <text:p><text:a xlink:href="mailto:CE@%20gmail.com">CE@ gmail.com</text:a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ian</text:p>
          </table:table-cell>
          <table:table-cell office:value-type="string" table:style-name="ce1">
            <text:p>O Callaghan</text:p>
          </table:table-cell>
          <table:table-cell office:value-type="string" table:style-name="ce1">
            <text:p>087 240 1356</text:p>
          </table:table-cell>
          <table:table-cell office:value-type="date" office:date-value="2005-01-04T00:00:00" table:style-name="ce2">
            <text:p>04/01/2005</text:p>
          </table:table-cell>
          <table:table-cell office:value-type="string" table:style-name="ce3">
            <text:p><text:a xlink:href="mailto:CC@">CC@@email4us.com</text:a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lm<text:s/></text:p>
          </table:table-cell>
          <table:table-cell office:value-type="string" table:style-name="ce1">
            <text:p>Horan</text:p>
          </table:table-cell>
          <table:table-cell office:value-type="string" table:style-name="ce1">
            <text:p>087 949 8544</text:p>
          </table:table-cell>
          <table:table-cell office:value-type="date" office:date-value="2005-01-05T00:00:00" table:style-name="ce2">
            <text:p>05/01/2005</text:p>
          </table:table-cell>
          <table:table-cell office:value-type="string" table:style-name="ce3">
            <text:p><text:a xlink:href="mailto:ch@upc.ie">ch@upc.ie</text:a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lm<text:s/></text:p>
          </table:table-cell>
          <table:table-cell office:value-type="string" table:style-name="ce1">
            <text:p>MacPhaidin</text:p>
          </table:table-cell>
          <table:table-cell office:value-type="string" table:style-name="ce1">
            <text:p>087 276 4416</text:p>
          </table:table-cell>
          <table:table-cell office:value-type="date" office:date-value="2005-01-06T00:00:00" table:style-name="ce2">
            <text:p>06/01/2005</text:p>
          </table:table-cell>
          <table:table-cell office:value-type="string" table:style-name="ce3">
            <text:p><text:a xlink:href="mailto:cm@yahoo.ie">cm@yahoo.ie</text:a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nor</text:p>
          </table:table-cell>
          <table:table-cell office:value-type="string" table:style-name="ce1">
            <text:p>O'Callaghan</text:p>
          </table:table-cell>
          <table:table-cell office:value-type="string" table:style-name="ce1">
            <text:p>086 825 0293</text:p>
          </table:table-cell>
          <table:table-cell office:value-type="date" office:date-value="2005-01-07T00:00:00" table:style-name="ce2">
            <text:p>07/01/2005</text:p>
          </table:table-cell>
          <table:table-cell office:value-type="string" table:style-name="ce3">
            <text:p><text:a xlink:href="mailto:coc@gmail.ie">coc@gmail.ie</text:a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avid<text:s/></text:p>
          </table:table-cell>
          <table:table-cell office:value-type="string" table:style-name="ce1">
            <text:p>Curtin</text:p>
          </table:table-cell>
          <table:table-cell office:value-type="string" table:style-name="ce1">
            <text:p>087 938 2818</text:p>
          </table:table-cell>
          <table:table-cell office:value-type="date" office:date-value="2005-01-08T00:00:00" table:style-name="ce2">
            <text:p>08/01/2005</text:p>
          </table:table-cell>
          <table:table-cell office:value-type="string" table:style-name="ce3">
            <text:p><text:a xlink:href="mailto:dc@plus10.io">dc@plus10.io</text:a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ivine</text:p>
          </table:table-cell>
          <table:table-cell office:value-type="string" table:style-name="ce1">
            <text:p>Udoma</text:p>
          </table:table-cell>
          <table:table-cell office:value-type="string" table:style-name="ce1">
            <text:p>087 670 0457</text:p>
          </table:table-cell>
          <table:table-cell office:value-type="date" office:date-value="2005-01-09T00:00:00" table:style-name="ce2">
            <text:p>09/01/2005</text:p>
          </table:table-cell>
          <table:table-cell office:value-type="string" table:style-name="ce3">
            <text:p><text:a xlink:href="mailto:du@upc.ie">du@upc.ie</text:a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hris</text:p>
          </table:table-cell>
          <table:table-cell office:value-type="string" table:style-name="ce1">
            <text:p>Udoma</text:p>
          </table:table-cell>
          <table:table-cell office:value-type="string" table:style-name="ce1">
            <text:p>089 9657285</text:p>
          </table:table-cell>
          <table:table-cell office:value-type="date" office:date-value="2005-01-10T00:00:00" table:style-name="ce2">
            <text:p>10/01/2005</text:p>
          </table:table-cell>
          <table:table-cell office:value-type="string" table:style-name="ce3">
            <text:p><text:a xlink:href="mailto:cu@gmail.com">cu@gmail.com</text:a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onnacha</text:p>
          </table:table-cell>
          <table:table-cell office:value-type="string" table:style-name="ce1">
            <text:p>Barry</text:p>
          </table:table-cell>
          <table:table-cell office:value-type="string" table:style-name="ce1">
            <text:p>086 150 9164</text:p>
          </table:table-cell>
          <table:table-cell office:value-type="date" office:date-value="2005-01-11T00:00:00" table:style-name="ce2">
            <text:p>11/01/2005</text:p>
          </table:table-cell>
          <table:table-cell office:value-type="string" table:style-name="ce3">
            <text:p><text:a xlink:href="mailto:db@yahoo.ie">db@yahoo.ie</text:a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ylan</text:p>
          </table:table-cell>
          <table:table-cell office:value-type="string" table:style-name="ce1">
            <text:p>O'Flaherty</text:p>
          </table:table-cell>
          <table:table-cell office:value-type="string" table:style-name="ce1">
            <text:p>087 281 4114</text:p>
          </table:table-cell>
          <table:table-cell office:value-type="date" office:date-value="2005-01-12T00:00:00" table:style-name="ce2">
            <text:p>12/01/2005</text:p>
          </table:table-cell>
          <table:table-cell office:value-type="string" table:style-name="ce3">
            <text:p><text:a xlink:href="mailto:dof@plus10.io">dof@plus10.io</text:a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ylan</text:p>
          </table:table-cell>
          <table:table-cell office:value-type="string" table:style-name="ce1">
            <text:p>McNamara</text:p>
          </table:table-cell>
          <table:table-cell office:value-type="string" table:style-name="ce1">
            <text:p>086 606 5654</text:p>
          </table:table-cell>
          <table:table-cell office:value-type="date" office:date-value="2005-01-13T00:00:00" table:style-name="ce2">
            <text:p>13/01/2005</text:p>
          </table:table-cell>
          <table:table-cell office:value-type="string" table:style-name="ce3">
            <text:p><text:a xlink:href="mailto:DMC@gmail.com">DMC@gmail.com</text:a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arry<text:s/></text:p>
          </table:table-cell>
          <table:table-cell office:value-type="string" table:style-name="ce1">
            <text:p>Murphy</text:p>
          </table:table-cell>
          <table:table-cell office:value-type="string" table:style-name="ce1">
            <text:p>086 677 4442</text:p>
          </table:table-cell>
          <table:table-cell office:value-type="date" office:date-value="2005-01-14T00:00:00" table:style-name="ce2">
            <text:p>14/01/2005</text:p>
          </table:table-cell>
          <table:table-cell office:value-type="string" table:style-name="ce3">
            <text:p><text:a xlink:href="mailto:HM@emc.com">HM@emc.com</text:a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acob</text:p>
          </table:table-cell>
          <table:table-cell office:value-type="string" table:style-name="ce1">
            <text:p>Lane</text:p>
          </table:table-cell>
          <table:table-cell office:value-type="string" table:style-name="ce1">
            <text:p>086 809 0375</text:p>
          </table:table-cell>
          <table:table-cell office:value-type="date" office:date-value="2005-01-15T00:00:00" table:style-name="ce2">
            <text:p>15/01/2005</text:p>
          </table:table-cell>
          <table:table-cell office:value-type="string" table:style-name="ce3">
            <text:p><text:a xlink:href="mailto:jl@upc.ie">jl@upc.ie</text:a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amie</text:p>
          </table:table-cell>
          <table:table-cell office:value-type="string" table:style-name="ce1">
            <text:p>O Callaghan Foley</text:p>
          </table:table-cell>
          <table:table-cell office:value-type="string" table:style-name="ce1">
            <text:p>086 051 6251</text:p>
          </table:table-cell>
          <table:table-cell office:value-type="date" office:date-value="2005-01-16T00:00:00" table:style-name="ce2">
            <text:p>16/01/2005</text:p>
          </table:table-cell>
          <table:table-cell office:value-type="string" table:style-name="ce3">
            <text:p><text:a xlink:href="mailto:joc@dcc.ie">joc@dcc.ie</text:a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oe</text:p>
          </table:table-cell>
          <table:table-cell office:value-type="string" table:style-name="ce1">
            <text:p>Lyons</text:p>
          </table:table-cell>
          <table:table-cell office:value-type="string" table:style-name="ce1">
            <text:p>087 245 9828</text:p>
          </table:table-cell>
          <table:table-cell office:value-type="date" office:date-value="2005-01-17T00:00:00" table:style-name="ce2">
            <text:p>17/01/2005</text:p>
          </table:table-cell>
          <table:table-cell office:value-type="string" table:style-name="ce3">
            <text:p><text:a xlink:href="mailto:jl@gsk.ie">jl@gsk.ie</text:a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k<text:s/></text:p>
          </table:table-cell>
          <table:table-cell office:value-type="string" table:style-name="ce1">
            <text:p>Twohig</text:p>
          </table:table-cell>
          <table:table-cell office:value-type="string" table:style-name="ce1">
            <text:p>086 892 8920</text:p>
          </table:table-cell>
          <table:table-cell office:value-type="date" office:date-value="2005-01-18T00:00:00" table:style-name="ce2">
            <text:p>18/01/2005</text:p>
          </table:table-cell>
          <table:table-cell office:value-type="string" table:style-name="ce3">
            <text:p><text:a xlink:href="mailto:mt@gmail.ie">mt@gmail.ie</text:a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</text:p>
          </table:table-cell>
          <table:table-cell office:value-type="string" table:style-name="ce1">
            <text:p>Zhelpnik</text:p>
          </table:table-cell>
          <table:table-cell office:value-type="string" table:style-name="ce1">
            <text:p>086 388 8607</text:p>
          </table:table-cell>
          <table:table-cell office:value-type="date" office:date-value="2005-01-19T00:00:00" table:style-name="ce2">
            <text:p>19/01/2005</text:p>
          </table:table-cell>
          <table:table-cell office:value-type="string" table:style-name="ce3">
            <text:p><text:a xlink:href="mailto:mz@gmail.com">mz@gmail.com</text:a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icheal</text:p>
          </table:table-cell>
          <table:table-cell office:value-type="string" table:style-name="ce1">
            <text:p>O Se</text:p>
          </table:table-cell>
          <table:table-cell office:value-type="string" table:style-name="ce1">
            <text:p>086 864 6335</text:p>
          </table:table-cell>
          <table:table-cell office:value-type="date" office:date-value="2005-01-20T00:00:00" table:style-name="ce2">
            <text:p>20/01/2005</text:p>
          </table:table-cell>
          <table:table-cell office:value-type="string" table:style-name="ce3">
            <text:p><text:a xlink:href="mailto:mos@plus10.io">mos@plus10.io</text:a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scar</text:p>
          </table:table-cell>
          <table:table-cell office:value-type="string" table:style-name="ce1">
            <text:p>Squires</text:p>
          </table:table-cell>
          <table:table-cell office:value-type="string" table:style-name="ce1">
            <text:p>087 256 1075</text:p>
          </table:table-cell>
          <table:table-cell office:value-type="date" office:date-value="2005-01-21T00:00:00" table:style-name="ce2">
            <text:p>21/01/2005</text:p>
          </table:table-cell>
          <table:table-cell office:value-type="string" table:style-name="ce3">
            <text:p><text:a xlink:href="mailto:os@upc.ie">os@upc.ie</text:a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an</text:p>
          </table:table-cell>
          <table:table-cell office:value-type="string" table:style-name="ce1">
            <text:p>O'Halloran</text:p>
          </table:table-cell>
          <table:table-cell office:value-type="string" table:style-name="ce1">
            <text:p>087 202 8779</text:p>
          </table:table-cell>
          <table:table-cell office:value-type="date" office:date-value="2005-01-22T00:00:00" table:style-name="ce2">
            <text:p>22/01/2005</text:p>
          </table:table-cell>
          <table:table-cell office:value-type="string" table:style-name="ce3">
            <text:p><text:a xlink:href="mailto:soh@gmail.com">soh@gmail.com</text:a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hakur</text:p>
          </table:table-cell>
          <table:table-cell office:value-type="string" table:style-name="ce1">
            <text:p>Oumorou</text:p>
          </table:table-cell>
          <table:table-cell office:value-type="string" table:style-name="ce1">
            <text:p>087 203 0801</text:p>
          </table:table-cell>
          <table:table-cell office:value-type="date" office:date-value="2005-01-23T00:00:00" table:style-name="ce2">
            <text:p>23/01/2005</text:p>
          </table:table-cell>
          <table:table-cell office:value-type="string" table:style-name="ce3">
            <text:p><text:a xlink:href="mailto:SO@yahoo.ie">SO@yahoo.ie</text:a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hane</text:p>
          </table:table-cell>
          <table:table-cell office:value-type="string" table:style-name="ce1">
            <text:p>Hurley</text:p>
          </table:table-cell>
          <table:table-cell office:value-type="string" table:style-name="ce1">
            <text:p>085 133 3162</text:p>
          </table:table-cell>
          <table:table-cell office:value-type="date" office:date-value="2005-01-24T00:00:00" table:style-name="ce2">
            <text:p>24/01/2005</text:p>
          </table:table-cell>
          <table:table-cell office:value-type="string" table:style-name="ce3">
            <text:p><text:a xlink:href="mailto:sh@upc.ie">sh@upc.ie</text:a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immy</text:p>
          </table:table-cell>
          <table:table-cell office:value-type="string" table:style-name="ce1">
            <text:p>Hawkins</text:p>
          </table:table-cell>
          <table:table-cell office:value-type="string" table:style-name="ce1">
            <text:p>086 084 2667</text:p>
          </table:table-cell>
          <table:table-cell office:value-type="date" office:date-value="2005-01-25T00:00:00" table:style-name="ce2">
            <text:p>25/01/2005</text:p>
          </table:table-cell>
          <table:table-cell office:value-type="string" table:style-name="ce3">
            <text:p><text:a xlink:href="mailto:th@gmail.com">th@gmail.com</text:a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arry<text:s/></text:p>
          </table:table-cell>
          <table:table-cell office:value-type="string" table:style-name="ce1">
            <text:p>Dilloughery</text:p>
          </table:table-cell>
          <table:table-cell office:value-type="string" table:style-name="ce1">
            <text:p>086 221 7517</text:p>
          </table:table-cell>
          <table:table-cell office:value-type="date" office:date-value="2005-01-26T00:00:00" table:style-name="ce2">
            <text:p>26/01/2005</text:p>
          </table:table-cell>
          <table:table-cell office:value-type="string" table:style-name="ce3">
            <text:p><text:a xlink:href="mailto:hd@upc.ie">hd@upc.ie</text:a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amie</text:p>
          </table:table-cell>
          <table:table-cell office:value-type="string" table:style-name="ce1">
            <text:p>Buckley</text:p>
          </table:table-cell>
          <table:table-cell office:value-type="string" table:style-name="ce1">
            <text:p>087 647 7752</text:p>
          </table:table-cell>
          <table:table-cell office:value-type="date" office:date-value="2005-01-27T00:00:00" table:style-name="ce2">
            <text:p>27/01/2005</text:p>
          </table:table-cell>
          <table:table-cell office:value-type="string" table:style-name="ce3">
            <text:p><text:a xlink:href="mailto:jb@plus10.io">jb@plus10.io</text:a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ain<text:s/></text:p>
          </table:table-cell>
          <table:table-cell office:value-type="string" table:style-name="ce1">
            <text:p>Hafeez</text:p>
          </table:table-cell>
          <table:table-cell office:value-type="string" table:style-name="ce1">
            <text:p>086 335 9749</text:p>
          </table:table-cell>
          <table:table-cell office:value-type="date" office:date-value="2005-01-28T00:00:00" table:style-name="ce2">
            <text:p>28/01/2005</text:p>
          </table:table-cell>
          <table:table-cell office:value-type="string" table:style-name="ce3">
            <text:p><text:a xlink:href="mailto:zh@hafeez.com">zh@hafeez.com</text:a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rgio</text:p>
          </table:table-cell>
          <table:table-cell office:value-type="string" table:style-name="ce1">
            <text:p>Jimenez Lozano</text:p>
          </table:table-cell>
          <table:table-cell office:value-type="string" table:style-name="ce1">
            <text:p>087 104 7791</text:p>
          </table:table-cell>
          <table:table-cell office:value-type="date" office:date-value="2005-01-29T00:00:00" table:style-name="ce2">
            <text:p>29/01/2005</text:p>
          </table:table-cell>
          <table:table-cell office:value-type="string" table:style-name="ce3">
            <text:p><text:a xlink:href="mailto:sjl@plus10.io">sjl@plus10.io</text:a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ames<text:s/></text:p>
          </table:table-cell>
          <table:table-cell office:value-type="string" table:style-name="ce1">
            <text:p>Khan</text:p>
          </table:table-cell>
          <table:table-cell office:value-type="string" table:style-name="ce1">
            <text:p>085 202 2843</text:p>
          </table:table-cell>
          <table:table-cell office:value-type="date" office:date-value="2005-01-30T00:00:00" table:style-name="ce2">
            <text:p>30/01/2005</text:p>
          </table:table-cell>
          <table:table-cell office:value-type="string" table:style-name="ce3">
            <text:p><text:a xlink:href="mailto:jk@upc.ie">jk@upc.ie</text:a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ack</text:p>
          </table:table-cell>
          <table:table-cell office:value-type="string" table:style-name="ce1">
            <text:p>Ward</text:p>
          </table:table-cell>
          <table:table-cell office:value-type="string" table:style-name="ce1">
            <text:p>085 127 2365</text:p>
          </table:table-cell>
          <table:table-cell office:value-type="date" office:date-value="2005-01-31T00:00:00" table:style-name="ce2">
            <text:p>31/01/2005</text:p>
          </table:table-cell>
          <table:table-cell office:value-type="string" table:style-name="ce3">
            <text:p><text:a xlink:href="mailto:zw@gmail.com">zw@gmail.com</text:a></text:p>
          </table:table-cell>
          <table:table-cell table:number-columns-repeated="16379"/>
        </table:table-row>
        <table:table-row table:number-rows-repeated="7" table:style-name="ro1">
          <table:table-cell table:number-columns-repeated="3"/>
          <table:table-cell table:style-name="ce2"/>
          <table:table-cell table:number-columns-repeated="16380"/>
        </table:table-row>
        <table:table-row table:number-rows-repeated="104853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Fergus</meta:initial-creator>
    <dc:creator>Fergus</dc:creator>
    <meta:creation-date>2016-01-19T12:10:47Z</meta:creation-date>
    <dc:date>2016-01-19T12:28:17Z</dc:date>
  </office:meta>
</office:document-meta>
</file>